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332.307919007" calcext:value-type="float">
            <text:p>8332.30791900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0832.307919007" calcext:value-type="float">
            <text:p>10832.307919007</text:p>
          </table:table-cell>
          <table:table-cell table:formula="of:=[.N4]-[.P4]" office:value-type="float" office:value="-3182.307919007" calcext:value-type="float">
            <text:p>-3182.3079190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679.69069820564" calcext:value-type="float">
            <text:p>8679.6906982056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179.6906982056" calcext:value-type="float">
            <text:p>11179.6906982056</text:p>
          </table:table-cell>
          <table:table-cell table:formula="of:=[.N5]-[.P5]" office:value-type="float" office:value="-2129.69069820564" calcext:value-type="float">
            <text:p>-2129.690698205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792.01473953426" calcext:value-type="float">
            <text:p>3792.0147395343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292.01473953426" calcext:value-type="float">
            <text:p>6292.0147395343</text:p>
          </table:table-cell>
          <table:table-cell table:formula="of:=[.N7]-[.P7]" office:value-type="float" office:value="2557.98526046574" calcext:value-type="float">
            <text:p>2557.9852604658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5960.74907537386" calcext:value-type="float">
            <text:p>5960.7490753739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460.74907537386" calcext:value-type="float">
            <text:p>8460.7490753739</text:p>
          </table:table-cell>
          <table:table-cell table:formula="of:=[.N8]-[.P8]" office:value-type="float" office:value="1539.25092462614" calcext:value-type="float">
            <text:p>1539.2509246262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707.43396942717" calcext:value-type="float">
            <text:p>8707.4339694272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207.4339694272" calcext:value-type="float">
            <text:p>11207.4339694272</text:p>
          </table:table-cell>
          <table:table-cell table:formula="of:=[.N9]-[.P9]" office:value-type="float" office:value="-2507.43396942717" calcext:value-type="float">
            <text:p>-2507.433969427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324.87757844973" calcext:value-type="float">
            <text:p>8324.8775784497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824.8775784497" calcext:value-type="float">
            <text:p>10824.8775784497</text:p>
          </table:table-cell>
          <table:table-cell table:formula="of:=[.N10]-[.P10]" office:value-type="float" office:value="-74.8775784497284" calcext:value-type="float">
            <text:p>-74.877578449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088.38635037955" calcext:value-type="float">
            <text:p>9088.3863503796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1588.3863503796" calcext:value-type="float">
            <text:p>11588.3863503796</text:p>
          </table:table-cell>
          <table:table-cell table:formula="of:=[.N11]-[.P11]" office:value-type="float" office:value="-2938.38635037955" calcext:value-type="float">
            <text:p>-2938.3863503796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873.55609291772" calcext:value-type="float">
            <text:p>6873.5560929177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373.55609291772" calcext:value-type="float">
            <text:p>9373.5560929177</text:p>
          </table:table-cell>
          <table:table-cell table:formula="of:=[.N12]-[.P12]" office:value-type="float" office:value="-2623.55609291772" calcext:value-type="float">
            <text:p>-2623.5560929177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088.38635037955" calcext:value-type="float">
            <text:p>9088.3863503796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1588.3863503796" calcext:value-type="float">
            <text:p>11588.3863503796</text:p>
          </table:table-cell>
          <table:table-cell table:formula="of:=[.N13]-[.P13]" office:value-type="float" office:value="-2638.38635037955" calcext:value-type="float">
            <text:p>-2638.3863503796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761.71968371289" calcext:value-type="float">
            <text:p>8761.7196837129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261.7196837129" calcext:value-type="float">
            <text:p>11261.7196837129</text:p>
          </table:table-cell>
          <table:table-cell table:formula="of:=[.N15]-[.P15]" office:value-type="float" office:value="1988.28031628712" calcext:value-type="float">
            <text:p>1988.2803162871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088.38635037955" calcext:value-type="float">
            <text:p>9088.3863503796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1588.3863503796" calcext:value-type="float">
            <text:p>11588.3863503796</text:p>
          </table:table-cell>
          <table:table-cell table:formula="of:=[.N16]-[.P16]" office:value-type="float" office:value="-2588.38635037955" calcext:value-type="float">
            <text:p>-2588.3863503796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088.38635037955" calcext:value-type="float">
            <text:p>9088.3863503796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1588.3863503796" calcext:value-type="float">
            <text:p>11588.3863503796</text:p>
          </table:table-cell>
          <table:table-cell table:formula="of:=[.N17]-[.P17]" office:value-type="float" office:value="-8588.38635037955" calcext:value-type="float">
            <text:p>-8588.3863503796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082.1782470009" calcext:value-type="float">
            <text:p>7082.1782470009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9582.1782470009" calcext:value-type="float">
            <text:p>9582.1782470009</text:p>
          </table:table-cell>
          <table:table-cell table:formula="of:=[.N18]-[.P18]" office:value-type="float" office:value="-3682.1782470009" calcext:value-type="float">
            <text:p>-3682.1782470009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7927.04476111227" calcext:value-type="float">
            <text:p>7927.0447611123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427.0447611123" calcext:value-type="float">
            <text:p>10427.0447611123</text:p>
          </table:table-cell>
          <table:table-cell table:formula="of:=[.N19]-[.P19]" office:value-type="float" office:value="-3277.04476111227" calcext:value-type="float">
            <text:p>-3277.0447611123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884.15076140712" calcext:value-type="float">
            <text:p>5884.1507614071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384.15076140712" calcext:value-type="float">
            <text:p>8384.1507614071</text:p>
          </table:table-cell>
          <table:table-cell table:formula="of:=[.N20]-[.P20]" office:value-type="float" office:value="2115.84923859288" calcext:value-type="float">
            <text:p>2115.8492385929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088.38635037955" calcext:value-type="float">
            <text:p>9088.3863503796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1588.3863503796" calcext:value-type="float">
            <text:p>11588.3863503796</text:p>
          </table:table-cell>
          <table:table-cell table:formula="of:=[.N21]-[.P21]" office:value-type="float" office:value="-3838.38635037955" calcext:value-type="float">
            <text:p>-3838.3863503796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734.75970063499" calcext:value-type="float">
            <text:p>6734.759700635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234.75970063499" calcext:value-type="float">
            <text:p>9234.759700635</text:p>
          </table:table-cell>
          <table:table-cell table:formula="of:=[.N22]-[.P22]" office:value-type="float" office:value="1015.24029936501" calcext:value-type="float">
            <text:p>1015.24029936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088.38635037955" calcext:value-type="float">
            <text:p>9088.3863503796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1588.3863503796" calcext:value-type="float">
            <text:p>11588.3863503796</text:p>
          </table:table-cell>
          <table:table-cell table:formula="of:=[.N23]-[.P23]" office:value-type="float" office:value="-10338.3863503796" calcext:value-type="float">
            <text:p>-10338.3863503796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088.38635037955" calcext:value-type="float">
            <text:p>9088.3863503796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588.3863503796" calcext:value-type="float">
            <text:p>11588.3863503796</text:p>
          </table:table-cell>
          <table:table-cell table:formula="of:=[.N24]-[.P24]" office:value-type="float" office:value="-138.386350379553" calcext:value-type="float">
            <text:p>-138.386350379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1933.73869456249" calcext:value-type="float">
            <text:p>1933.7386945625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1933.73869456249" calcext:value-type="float">
            <text:p>1933.7386945625</text:p>
          </table:table-cell>
          <table:table-cell table:formula="of:=[.N26]-[.P26]" office:value-type="float" office:value="466.261305437507" calcext:value-type="float">
            <text:p>466.2613054375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088.38635037955" calcext:value-type="float">
            <text:p>9088.3863503796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1588.3863503796" calcext:value-type="float">
            <text:p>11588.3863503796</text:p>
          </table:table-cell>
          <table:table-cell table:formula="of:=[.N28]-[.P28]" office:value-type="float" office:value="-3588.38635037955" calcext:value-type="float">
            <text:p>-3588.386350379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193.92446036039" calcext:value-type="float">
            <text:p>5193.9244603604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7693.92446036039" calcext:value-type="float">
            <text:p>7693.9244603604</text:p>
          </table:table-cell>
          <table:table-cell table:formula="of:=[.N29]-[.P29]" office:value-type="float" office:value="-2693.92446036039" calcext:value-type="float">
            <text:p>-2693.9244603604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87300" calcext:value-type="float">
            <text:p>1873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4800" calcext:value-type="float">
            <text:p>248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/>
          <table:table-cell table:style-name="ce15" table:formula="of:=SUM([.B124:.F124])" office:value-type="float" office:value="30300" calcext:value-type="float">
            <text:p>303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104.34782608696" calcext:value-type="float">
            <text:p>1104.34782608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5"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C147:.E147])" office:value-type="float" office:value="1104.34782608696" calcext:value-type="float">
            <text:p>110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/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F147])" office:value-type="float" office:value="1431.01449275362" calcext:value-type="float">
            <text:p>1431.014492753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3" office:value-type="float" office:value="352.173913043478" calcext:value-type="float">
            <text:p>352.1739130435</text:p>
          </table:table-cell>
          <table:table-cell table:formula="of:=[.D124]/23" office:value-type="float" office:value="365.217391304348" calcext:value-type="float">
            <text:p>365.2173913043</text:p>
          </table:table-cell>
          <table:table-cell table:formula="of:=[.E124]/23" office:value-type="float" office:value="386.95652173913" calcext:value-type="float">
            <text:p>386.9565217391</text:p>
          </table:table-cell>
          <table:table-cell table:formula="of:=[.F124]/17" office:value-type="float" office:value="0" calcext:value-type="float">
            <text:p>0</text:p>
          </table:table-cell>
          <table:table-cell/>
          <table:table-cell table:formula="of:=SUM([.B147];[.F147])" office:value-type="float" office:value="326.666666666667" calcext:value-type="float">
            <text:p>326.6666666667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 office:value-type="float" office:value="400" calcext:value-type="float">
            <text:p>400</text:p>
          </table:table-cell>
          <table:table-cell table:style-name="ce15" table:formula="of:=SUM([.B148:.F148])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28091.3043478261" calcext:value-type="float">
            <text:p>28091.3043478261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;[.D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/>
          <table:table-cell table:number-columns-repeated="2"/>
        </table:table-row>
        <table:table-row table:style-name="ro3">
          <table:table-cell table:number-columns-repeated="7"/>
          <table:table-cell table:formula="of:=SUM([.B26];[.F26])"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style-name="ce15" table:formula="of:=SUM([.H4:.H29])" office:value-type="float" office:value="0" calcext:value-type="float">
            <text:p>0</text:p>
          </table:table-cell>
          <table:table-cell table:style-name="ce29"/>
          <table:table-cell table:style-name="ce15" table:formula="of:=SUM([.J4:.J29])" office:value-type="float" office:value="98200" calcext:value-type="float">
            <text:p>982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09:24:27.068942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9T11:02:51.384373883</dc:date>
    <meta:editing-duration>P12DT3H17M22S</meta:editing-duration>
    <meta:editing-cycles>3557</meta:editing-cycles>
    <meta:generator>LibreOffice/4.2.8.2$Linux_X86_64 LibreOffice_project/420m0$Build-2</meta:generator>
    <meta:document-statistic meta:table-count="22" meta:cell-count="10291" meta:object-count="0"/>
  </office:meta>
</office:document-meta>
</file>